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43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44" style:family="table-cell" style:parent-style-name="Default" style:data-style-name="N11"/>
    <style:style style:name="ce45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52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56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57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58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5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60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24"/>
        <table:table-column table:style-name="co1" table:default-cell-style-name="ce33"/>
        <table:table-column table:style-name="co1" table:default-cell-style-name="ce41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10" table:default-cell-style-name="Default"/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49" office:value-type="string" calcext:value-type="string">
            <text:p>Resultados</text:p>
          </table:table-cell>
          <table:table-cell table:style-name="ce50" office:value-type="string" calcext:value-type="string">
            <text:p>AVG</text:p>
          </table:table-cell>
          <table:table-cell table:style-name="ce54"/>
          <table:table-cell table:style-name="ce50" office:value-type="string" calcext:value-type="string">
            <text:p>STDEVP</text:p>
          </table:table-cell>
          <table:table-cell table:style-name="ce54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1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2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3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1" table:formula="of:=AVERAGE([.B7];[.H7];[.N7];[.B21];[.H21];[.N21];[.B35];[.H35];[.N35];[.B49])" office:value-type="float" office:value="0.835428684385502" calcext:value-type="float">
            <text:p>0.8354286844</text:p>
          </table:table-cell>
          <table:table-cell table:style-name="ce55" table:formula="of:=ROUND([.T2];4)" office:value-type="percentage" office:value="0.8354" calcext:value-type="percentage">
            <text:p>83.54%</text:p>
          </table:table-cell>
          <table:table-cell table:style-name="ce58" table:formula="of:=STDEVP([.B7];[.H7];[.N7];[.B21];[.H21];[.N21];[.B35];[.H35];[.N35];[.B49])" office:value-type="float" office:value="0.0229756877300776" calcext:value-type="float">
            <text:p>0.0229756877</text:p>
          </table:table-cell>
          <table:table-cell table:style-name="ce55" table:formula="of:=ROUND([.V2];4)" office:value-type="percentage" office:value="0.023" calcext:value-type="percentage">
            <text:p>2.30%</text:p>
          </table:table-cell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6" calcext:value-type="float">
            <text:p>26</text:p>
          </table:table-cell>
          <table:table-cell table:style-name="ce33" table:formula="of:=SUM([.C3:.D3])" office:value-type="float" office:value="82" calcext:value-type="float">
            <text:p>82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5" calcext:value-type="float">
            <text:p>25</text:p>
          </table:table-cell>
          <table:table-cell table:style-name="ce33" table:formula="of:=SUM([.I3:.J3])" office:value-type="float" office:value="87" calcext:value-type="float">
            <text:p>87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8" calcext:value-type="float">
            <text:p>28</text:p>
          </table:table-cell>
          <table:table-cell table:style-name="ce33" table:formula="of:=SUM([.O3:.P3])" office:value-type="float" office:value="95" calcext:value-type="float">
            <text:p>95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2" table:formula="of:=AVERAGE([.B8];[.H8];[.N8];[.B22];[.H22];[.N22];[.N36];[.H36];[.B36];[.B50])" office:value-type="float" office:value="0.720663596808157" calcext:value-type="float">
            <text:p>0.7206635968</text:p>
          </table:table-cell>
          <table:table-cell table:style-name="ce56" table:formula="of:=ROUND([.T3];4)" office:value-type="percentage" office:value="0.7207" calcext:value-type="percentage">
            <text:p>72.07%</text:p>
          </table:table-cell>
          <table:table-cell table:style-name="ce59" table:formula="of:=STDEVP([.B8];[.H8];[.N8];[.B22];[.H22];[.N22];[.N36];[.H36];[.B36];[.B50])" office:value-type="float" office:value="0.0307309649442875" calcext:value-type="float">
            <text:p>0.0307309649</text:p>
          </table:table-cell>
          <table:table-cell table:style-name="ce56" table:formula="of:=ROUND([.V3];4)" office:value-type="percentage" office:value="0.0307" calcext:value-type="percentage">
            <text:p>3.07%</text:p>
          </table:table-cell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7" calcext:value-type="float">
            <text:p>127</text:p>
          </table:table-cell>
          <table:table-cell table:style-name="ce33" table:formula="of:=SUM([.C4:.D4])" office:value-type="float" office:value="147" calcext:value-type="float">
            <text:p>147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8" calcext:value-type="float">
            <text:p>128</text:p>
          </table:table-cell>
          <table:table-cell table:style-name="ce33" table:formula="of:=SUM([.I4:.J4])" office:value-type="float" office:value="142" calcext:value-type="float">
            <text:p>142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5" calcext:value-type="float">
            <text:p>125</text:p>
          </table:table-cell>
          <table:table-cell table:style-name="ce33" table:formula="of:=SUM([.O4:.P4])" office:value-type="float" office:value="134" calcext:value-type="float">
            <text:p>134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2" table:formula="of:=AVERAGE([.B9];[.H9];[.N9];[.B23];[.H23];[.N23];[.N37];[.H37];[.B37];[.B51])" office:value-type="float" office:value="0.826503759398496" calcext:value-type="float">
            <text:p>0.8265037594</text:p>
          </table:table-cell>
          <table:table-cell table:style-name="ce56" table:formula="of:=ROUND([.T4];4)" office:value-type="percentage" office:value="0.8265" calcext:value-type="percentage">
            <text:p>82.65%</text:p>
          </table:table-cell>
          <table:table-cell table:style-name="ce59" table:formula="of:=STDEVP([.B9];[.H9];[.N9];[.B23];[.H23];[.N23];[.N37];[.H37];[.B37];[.B51])" office:value-type="float" office:value="0.0444742562201439" calcext:value-type="float">
            <text:p>0.0444742562</text:p>
          </table:table-cell>
          <table:table-cell table:style-name="ce56" table:formula="of:=ROUND([.V4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3:.C4])" office:value-type="float" office:value="76" calcext:value-type="float">
            <text:p>76</text:p>
          </table:table-cell>
          <table:table-cell table:style-name="ce47" table:formula="of:=SUM([.D3:.D4])" office:value-type="float" office:value="153" calcext:value-type="float">
            <text:p>153</text:p>
          </table:table-cell>
          <table:table-cell table:style-name="ce48" table:formula="of:=SUM([.E3:.E4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I3:.I4])" office:value-type="float" office:value="76" calcext:value-type="float">
            <text:p>76</text:p>
          </table:table-cell>
          <table:table-cell table:style-name="ce47" table:formula="of:=SUM([.J3:.J4])" office:value-type="float" office:value="153" calcext:value-type="float">
            <text:p>153</text:p>
          </table:table-cell>
          <table:table-cell table:style-name="ce48" table:formula="of:=SUM([.K3:.K4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O3:.O4])" office:value-type="float" office:value="76" calcext:value-type="float">
            <text:p>76</text:p>
          </table:table-cell>
          <table:table-cell table:style-name="ce47" table:formula="of:=SUM([.P3:.P4])" office:value-type="float" office:value="153" calcext:value-type="float">
            <text:p>153</text:p>
          </table:table-cell>
          <table:table-cell table:style-name="ce48" table:formula="of:=SUM([.Q3:.Q4])" office:value-type="float" office:value="229" calcext:value-type="float">
            <text:p>229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2" table:formula="of:=AVERAGE([.B10];[.H10];[.N10];[.B24];[.H24];[.N24];[.N38];[.H38];[.B38];[.B52])" office:value-type="float" office:value="0.173496240601504" calcext:value-type="float">
            <text:p>0.1734962406</text:p>
          </table:table-cell>
          <table:table-cell table:style-name="ce56" table:formula="of:=ROUND([.T5];4)" office:value-type="percentage" office:value="0.1735" calcext:value-type="percentage">
            <text:p>17.35%</text:p>
          </table:table-cell>
          <table:table-cell table:style-name="ce59" table:formula="of:=STDEVP([.B10];[.H10];[.N10];[.B24];[.H24];[.N24];[.N38];[.H38];[.B38];[.B52])" office:value-type="float" office:value="0.0444742562201439" calcext:value-type="float">
            <text:p>0.0444742562</text:p>
          </table:table-cell>
          <table:table-cell table:style-name="ce56" table:formula="of:=ROUND([.V5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Propriedades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2" table:formula="of:=AVERAGE([.B11];[.H11];[.N11];[.B25];[.H25];[.N25];[.N39];[.H39];[.B39];[.B53])" office:value-type="float" office:value="0.160167714884696" calcext:value-type="float">
            <text:p>0.1601677149</text:p>
          </table:table-cell>
          <table:table-cell table:style-name="ce56" table:formula="of:=ROUND([.T6];4)" office:value-type="percentage" office:value="0.1602" calcext:value-type="percentage">
            <text:p>16.02%</text:p>
          </table:table-cell>
          <table:table-cell table:style-name="ce59" table:formula="of:=STDEVP([.B11];[.H11];[.N11];[.B25];[.H25];[.N25];[.N39];[.H39];[.B39];[.B53])" office:value-type="float" office:value="0.0187669674679593" calcext:value-type="float">
            <text:p>0.0187669675</text:p>
          </table:table-cell>
          <table:table-cell table:style-name="ce56" table:formula="of:=ROUND([.V6];4)" office:value-type="percentage" office:value="0.018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3]+[.D4])/([.E3]+[.E4])" office:value-type="float" office:value="0.799126637554585" calcext:value-type="float">
            <text:p>0.7991266376</text:p>
          </table:table-cell>
          <table:table-cell table:style-name="ce40" table:formula="of:=ROUND([.B7];4)" office:value-type="percentage" office:value="0.7991" calcext:value-type="percentage">
            <text:p>79.9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I3]+[.J4])/([.K3]+[.K4])" office:value-type="float" office:value="0.829694323144105" calcext:value-type="float">
            <text:p>0.8296943231</text:p>
          </table:table-cell>
          <table:table-cell table:style-name="ce40" table:formula="of:=ROUND([.H7];4)" office:value-type="percentage" office:value="0.8297" calcext:value-type="percentage">
            <text:p>82.9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O3]+[.P4])/([.Q3]+[.Q4])" office:value-type="float" office:value="0.838427947598253" calcext:value-type="float">
            <text:p>0.8384279476</text:p>
          </table:table-cell>
          <table:table-cell table:style-name="ce40" table:formula="of:=ROUND([.N7];4)" office:value-type="percentage" office:value="0.8384" calcext:value-type="percentage">
            <text:p>83.84%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2" table:formula="of:=AVERAGE([.B12];[.H12];[.N12];[.B26];[.H26];[.N26];[.N40];[.H40];[.B40];[.B54])" office:value-type="float" office:value="0.839832285115304" calcext:value-type="float">
            <text:p>0.8398322851</text:p>
          </table:table-cell>
          <table:table-cell table:style-name="ce56" table:formula="of:=ROUND([.T7];4)" office:value-type="percentage" office:value="0.8398" calcext:value-type="percentage">
            <text:p>83.98%</text:p>
          </table:table-cell>
          <table:table-cell table:style-name="ce59" table:formula="of:=STDEVP([.B12];[.H12];[.N12];[.B26];[.H26];[.N26];[.N40];[.H40];[.B40];[.B54])" office:value-type="float" office:value="0.0187669674679593" calcext:value-type="float">
            <text:p>0.0187669675</text:p>
          </table:table-cell>
          <table:table-cell table:style-name="ce56" table:formula="of:=ROUND([.V7];4)" office:value-type="percentage" office:value="0.018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82926829268293" calcext:value-type="float">
            <text:p>0.6829268293</text:p>
          </table:table-cell>
          <table:table-cell table:formula="of:=ROUND([.B8];4)" office:value-type="percentage" office:value="0.6829" calcext:value-type="percentage">
            <text:p>68.2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I3]/([.I3]+[.J3])" office:value-type="float" office:value="0.71264367816092" calcext:value-type="float">
            <text:p>0.7126436782</text:p>
          </table:table-cell>
          <table:table-cell table:style-name="ce41" table:formula="of:=ROUND([.H8];4)" office:value-type="percentage" office:value="0.7126" calcext:value-type="percentage">
            <text:p>71.26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O3]/([.O3]+[.P3])" office:value-type="float" office:value="0.705263157894737" calcext:value-type="float">
            <text:p>0.7052631579</text:p>
          </table:table-cell>
          <table:table-cell table:style-name="ce41" table:formula="of:=ROUND([.N8];4)" office:value-type="percentage" office:value="0.7053" calcext:value-type="percentage">
            <text:p>70.53%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53" table:formula="of:=AVERAGE([.B13];[.H13];[.N13];[.B27];[.H27];[.N27];[.N41];[.H41];[.B41];[.B49];[.B55])" office:value-type="float" office:value="0.776782524831071" calcext:value-type="float">
            <text:p>0.7767825248</text:p>
          </table:table-cell>
          <table:table-cell table:style-name="ce57" table:formula="of:=ROUND([.T8];4)" office:value-type="percentage" office:value="0.7768" calcext:value-type="percentage">
            <text:p>77.68%</text:p>
          </table:table-cell>
          <table:table-cell table:style-name="ce60" table:formula="of:=STDEVP([.B13];[.H13];[.N13];[.B27];[.H27];[.N27];[.N41];[.H41];[.B41];[.B55])" office:value-type="float" office:value="0.0341602672149972" calcext:value-type="float">
            <text:p>0.0341602672</text:p>
          </table:table-cell>
          <table:table-cell table:style-name="ce57" table:formula="of:=ROUND([.V8];4)" office:value-type="percentage" office:value="0.0342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36842105263158" calcext:value-type="float">
            <text:p>0.7368421053</text:p>
          </table:table-cell>
          <table:table-cell table:formula="of:=ROUND([.B9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I3]/([.I3]+[.I4])" office:value-type="float" office:value="0.81578947368421" calcext:value-type="float">
            <text:p>0.8157894737</text:p>
          </table:table-cell>
          <table:table-cell table:style-name="ce41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O3]/([.O3]+[.O4])" office:value-type="float" office:value="0.881578947368421" calcext:value-type="float">
            <text:p>0.8815789474</text:p>
          </table:table-cell>
          <table:table-cell table:style-name="ce41" table:formula="of:=ROUND([.N9];4)" office:value-type="percentage" office:value="0.8816" calcext:value-type="percentage">
            <text:p>88.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63157894736842" calcext:value-type="float">
            <text:p>0.2631578947</text:p>
          </table:table-cell>
          <table:table-cell table:formula="of:=ROUND([.B10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I4]/([.I4]+[.I3])" office:value-type="float" office:value="0.184210526315789" calcext:value-type="float">
            <text:p>0.1842105263</text:p>
          </table:table-cell>
          <table:table-cell table:style-name="ce41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O4]/([.O4]+[.O3])" office:value-type="float" office:value="0.118421052631579" calcext:value-type="float">
            <text:p>0.1184210526</text:p>
          </table:table-cell>
          <table:table-cell table:style-name="ce41" table:formula="of:=ROUND([.N10];4)" office:value-type="percentage" office:value="0.1184" calcext:value-type="percentage">
            <text:p>11.84%</text:p>
          </table:table-cell>
          <table:table-cell table:number-columns-repeated="3"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H12]" office:value-type="float" office:value="0.163398692810458" calcext:value-type="float">
            <text:p>0.1633986928</text:p>
          </table:table-cell>
          <table:table-cell table:style-name="ce41" table:formula="of:=ROUND([.H11];4)" office:value-type="percentage" office:value="0.1634" calcext:value-type="percentage">
            <text:p>16.34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N12]" office:value-type="float" office:value="0.183006535947712" calcext:value-type="float">
            <text:p>0.1830065359</text:p>
          </table:table-cell>
          <table:table-cell table:style-name="ce41" table:formula="of:=ROUND([.N11];4)" office:value-type="percentage" office:value="0.183" calcext:value-type="percentage">
            <text:p>18.30%</text:p>
          </table:table-cell>
          <table:table-cell table:number-columns-repeated="3"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k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4" table:formula="of:=[.D4]/([.D4]+[.D3])" office:value-type="float" office:value="0.830065359477124" calcext:value-type="float">
            <text:p>0.8300653595</text:p>
          </table:table-cell>
          <table:table-cell table:style-name="ce42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3" table:formula="of:=[.J4]/([.J4]+[.J3])" office:value-type="float" office:value="0.836601307189543" calcext:value-type="float">
            <text:p>0.8366013072</text:p>
          </table:table-cell>
          <table:table-cell table:style-name="ce41" table:formula="of:=ROUND([.H12];4)" office:value-type="percentage" office:value="0.8366" calcext:value-type="percentage">
            <text:p>83.66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6" table:formula="of:=[.P4]/([.P4]+[.P3])" office:value-type="float" office:value="0.816993464052288" calcext:value-type="float">
            <text:p>0.8169934641</text:p>
          </table:table-cell>
          <table:table-cell table:style-name="ce41" table:formula="of:=ROUND([.N12];4)" office:value-type="percentage" office:value="0.817" calcext:value-type="percentage">
            <text:p>81.70%</text:p>
          </table:table-cell>
          <table:table-cell table:number-columns-repeated="3"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SUM([.U12:.V12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5" table:formula="of:=2*[.B8]*[.B9]/([.B8]+[.B9])" office:value-type="float" office:value="0.708860759493671" calcext:value-type="float">
            <text:p>0.7088607595</text:p>
          </table:table-cell>
          <table:table-cell table:style-name="ce43" table:formula="of:=ROUND([.B13];4)" office:value-type="percentage" office:value="0.7089" calcext:value-type="percentage">
            <text:p>70.8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17" table:formula="of:=2*[.H8]*[.H9]/([.H8]+[.H9])" office:value-type="float" office:value="0.760736196319018" calcext:value-type="float">
            <text:p>0.7607361963</text:p>
          </table:table-cell>
          <table:table-cell table:style-name="ce45" table:formula="of:=ROUND([.H13];4)" office:value-type="percentage" office:value="0.7607" calcext:value-type="percentage">
            <text:p>76.07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N8]*[.N9]/([.N8]+[.N9])" office:value-type="float" office:value="0.783625730994152" calcext:value-type="float">
            <text:p>0.783625731</text:p>
          </table:table-cell>
          <table:table-cell table:style-name="ce43" table:formula="of:=ROUND([.N13];4)" office:value-type="percentage" office:value="0.7836" calcext:value-type="percentage">
            <text:p>78.36%</text:p>
          </table:table-cell>
          <table:table-cell table:number-columns-repeated="3"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1536" calcext:value-type="float">
            <text:p>1536</text:p>
          </table:table-cell>
          <table:table-cell table:style-name="ce33" table:formula="of:=SUM([.U13:.V13])" office:value-type="float" office:value="2110" calcext:value-type="float">
            <text:p>2110</text:p>
          </table:table-cell>
        </table:table-row>
        <table:table-row table:style-name="ro1">
          <table:table-cell table:style-name="ce25"/>
          <table:table-cell table:style-name="Default"/>
          <table:table-cell table:style-name="ce44"/>
          <table:table-cell table:number-columns-repeated="3"/>
          <table:table-cell table:style-name="ce25"/>
          <table:table-cell/>
          <table:table-cell table:style-name="ce44"/>
          <table:table-cell table:number-columns-repeated="3"/>
          <table:table-cell table:style-name="ce26"/>
          <table:table-cell/>
          <table:table-cell table:style-name="ce44"/>
          <table:table-cell table:number-columns-repeated="3"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U12:.U13])" office:value-type="float" office:value="768" calcext:value-type="float">
            <text:p>768</text:p>
          </table:table-cell>
          <table:table-cell table:style-name="ce47" table:formula="of:=SUM([.V12:.V13])" office:value-type="float" office:value="1536" calcext:value-type="float">
            <text:p>1536</text:p>
          </table:table-cell>
          <table:table-cell table:style-name="ce48" table:formula="of:=SUM([.W12:.W13])" office:value-type="float" office:value="2304" calcext:value-type="float">
            <text:p>2304</text:p>
          </table:table-cell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23" office:value-type="string" calcext:value-type="string">
            <text:p>Propriedades</text:p>
          </table:table-cell>
          <table:table-cell table:style-name="ce31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4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5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6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24" office:value-type="string" calcext:value-type="string">
            <text:p>Acurácia</text:p>
          </table:table-cell>
          <table:table-cell table:style-name="ce32" table:formula="of:=([.U12]+[.V13])/([.W12]+[.W13])" office:value-type="float" office:value="0.750868055555556" calcext:value-type="float">
            <text:p>0.7508680556</text:p>
          </table:table-cell>
          <table:table-cell table:style-name="ce40" table:formula="of:=ROUND([.T16];4)" office:value-type="percentage" office:value="0.7509" calcext:value-type="percentage">
            <text:p>75.09%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9" calcext:value-type="float">
            <text:p>29</text:p>
          </table:table-cell>
          <table:table-cell table:style-name="ce33" table:formula="of:=SUM([.C17:.D17])" office:value-type="float" office:value="89" calcext:value-type="float">
            <text:p>89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1" calcext:value-type="float">
            <text:p>21</text:p>
          </table:table-cell>
          <table:table-cell table:style-name="ce33" table:formula="of:=SUM([.I17:.J17])" office:value-type="float" office:value="83" calcext:value-type="float">
            <text:p>83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6" calcext:value-type="float">
            <text:p>26</text:p>
          </table:table-cell>
          <table:table-cell table:style-name="ce33" table:formula="of:=SUM([.O17:.P17])" office:value-type="float" office:value="86" calcext:value-type="float">
            <text:p>86</text:p>
          </table:table-cell>
          <table:table-cell/>
          <table:table-cell table:style-name="ce24" office:value-type="string" calcext:value-type="string">
            <text:p>Precision</text:p>
          </table:table-cell>
          <table:table-cell table:style-name="ce33" table:formula="of:=[.U12]/([.U12]+[.V12])" office:value-type="float" office:value="1" calcext:value-type="float">
            <text:p>1</text:p>
          </table:table-cell>
          <table:table-cell table:style-name="ce41" table:formula="of:=ROUND([.T17];4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4" calcext:value-type="float">
            <text:p>124</text:p>
          </table:table-cell>
          <table:table-cell table:style-name="ce33" table:formula="of:=SUM([.C18:.D18])" office:value-type="float" office:value="140" calcext:value-type="float">
            <text:p>140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2" calcext:value-type="float">
            <text:p>132</text:p>
          </table:table-cell>
          <table:table-cell table:style-name="ce33" table:formula="of:=SUM([.I18:.J18])" office:value-type="float" office:value="146" calcext:value-type="float">
            <text:p>146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7" calcext:value-type="float">
            <text:p>127</text:p>
          </table:table-cell>
          <table:table-cell table:style-name="ce33" table:formula="of:=SUM([.O18:.P18])" office:value-type="float" office:value="143" calcext:value-type="float">
            <text:p>143</text:p>
          </table:table-cell>
          <table:table-cell/>
          <table:table-cell table:style-name="ce24" office:value-type="string" calcext:value-type="string">
            <text:p>Sensibilidade</text:p>
          </table:table-cell>
          <table:table-cell table:style-name="ce33" table:formula="of:=[.U12]/([.U12]+[.U13])" office:value-type="float" office:value="0.252604166666667" calcext:value-type="float">
            <text:p>0.2526041667</text:p>
          </table:table-cell>
          <table:table-cell table:style-name="ce41" table:formula="of:=ROUND([.T18];4)" office:value-type="percentage" office:value="0.2526" calcext:value-type="percentage">
            <text:p>25.26%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17:.C18])" office:value-type="float" office:value="76" calcext:value-type="float">
            <text:p>76</text:p>
          </table:table-cell>
          <table:table-cell table:style-name="ce47" table:formula="of:=SUM([.D17:.D18])" office:value-type="float" office:value="153" calcext:value-type="float">
            <text:p>153</text:p>
          </table:table-cell>
          <table:table-cell table:style-name="ce48" table:formula="of:=SUM([.E17:.E18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I17:.I18])" office:value-type="float" office:value="76" calcext:value-type="float">
            <text:p>76</text:p>
          </table:table-cell>
          <table:table-cell table:style-name="ce47" table:formula="of:=SUM([.J17:.J18])" office:value-type="float" office:value="153" calcext:value-type="float">
            <text:p>153</text:p>
          </table:table-cell>
          <table:table-cell table:style-name="ce48" table:formula="of:=SUM([.K17:.K18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O17:.O18])" office:value-type="float" office:value="76" calcext:value-type="float">
            <text:p>76</text:p>
          </table:table-cell>
          <table:table-cell table:style-name="ce47" table:formula="of:=SUM([.P17:.P18])" office:value-type="float" office:value="153" calcext:value-type="float">
            <text:p>153</text:p>
          </table:table-cell>
          <table:table-cell table:style-name="ce48" table:formula="of:=SUM([.Q17:.Q18])" office:value-type="float" office:value="229" calcext:value-type="float">
            <text:p>229</text:p>
          </table:table-cell>
          <table:table-cell/>
          <table:table-cell table:style-name="ce24" office:value-type="string" calcext:value-type="string">
            <text:p>Miss Rate</text:p>
          </table:table-cell>
          <table:table-cell table:style-name="ce33" table:formula="of:=[.U13]/([.U13]+[.U12])" office:value-type="float" office:value="0.747395833333333" calcext:value-type="float">
            <text:p>0.7473958333</text:p>
          </table:table-cell>
          <table:table-cell table:style-name="ce41" table:formula="of:=ROUND([.T19];4)" office:value-type="percentage" office:value="0.7474" calcext:value-type="percentage">
            <text:p>74.74%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Propriedades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4"/>
          <table:table-cell table:style-name="ce24" office:value-type="string" calcext:value-type="string">
            <text:p>Fall-Out</text:p>
          </table:table-cell>
          <table:table-cell table:style-name="ce33" table:formula="of:=1-[.T21]" office:value-type="float" office:value="0" calcext:value-type="float">
            <text:p>0</text:p>
          </table:table-cell>
          <table:table-cell table:style-name="ce41" table:formula="of:=ROUND([.T20];4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17]+[.D18])/([.E17]+[.E18])" office:value-type="float" office:value="0.803493449781659" calcext:value-type="float">
            <text:p>0.8034934498</text:p>
          </table:table-cell>
          <table:table-cell table:style-name="ce40" table:formula="of:=ROUND([.B21];4)" office:value-type="percentage" office:value="0.8035" calcext:value-type="percentage">
            <text:p>80.35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I17]+[.J18])/([.K17]+[.K18])" office:value-type="float" office:value="0.847161572052402" calcext:value-type="float">
            <text:p>0.8471615721</text:p>
          </table:table-cell>
          <table:table-cell table:style-name="ce40" table:formula="of:=ROUND([.H21];4)" office:value-type="percentage" office:value="0.8472" calcext:value-type="percentage">
            <text:p>84.72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O17]+[.P18])/([.Q17]+[.Q18])" office:value-type="float" office:value="0.816593886462882" calcext:value-type="float">
            <text:p>0.8165938865</text:p>
          </table:table-cell>
          <table:table-cell table:style-name="ce40" table:formula="of:=ROUND([.N21];4)" office:value-type="percentage" office:value="0.8166" calcext:value-type="percentage">
            <text:p>81.66%</text:p>
          </table:table-cell>
          <table:table-cell table:number-columns-repeated="3"/>
          <table:table-cell table:style-name="ce24" office:value-type="string" calcext:value-type="string">
            <text:p>Especificidade</text:p>
          </table:table-cell>
          <table:table-cell table:style-name="ce34" table:formula="of:=[.V13]/([.V13]+[.V12])" office:value-type="float" office:value="1" calcext:value-type="float">
            <text:p>1</text:p>
          </table:table-cell>
          <table:table-cell table:style-name="ce42" table:formula="of:=ROUND([.T21];4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float" office:value="0.674157303370787" calcext:value-type="float">
            <text:p>0.6741573034</text:p>
          </table:table-cell>
          <table:table-cell table:formula="of:=ROUND([.B22];4)" office:value-type="percentage" office:value="0.6742" calcext:value-type="percentage">
            <text:p>67.42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I17]/([.I17]+[.J17])" office:value-type="float" office:value="0.746987951807229" calcext:value-type="float">
            <text:p>0.7469879518</text:p>
          </table:table-cell>
          <table:table-cell table:style-name="ce41" table:formula="of:=ROUND([.H22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O17]/([.O17]+[.P17])" office:value-type="float" office:value="0.697674418604651" calcext:value-type="float">
            <text:p>0.6976744186</text:p>
          </table:table-cell>
          <table:table-cell table:style-name="ce41" table:formula="of:=ROUND([.N22];4)" office:value-type="percentage" office:value="0.6977" calcext:value-type="percentage">
            <text:p>69.77%</text:p>
          </table:table-cell>
          <table:table-cell table:number-columns-repeated="3"/>
          <table:table-cell table:style-name="ce24" office:value-type="string" calcext:value-type="string">
            <text:p>F-Measure</text:p>
          </table:table-cell>
          <table:table-cell table:style-name="ce38" table:formula="of:=2*[.T17]*[.T18]/([.T17]+[.T18])" office:value-type="float" office:value="0.403326403326403" calcext:value-type="float">
            <text:p>0.4033264033</text:p>
          </table:table-cell>
          <table:table-cell table:style-name="ce43" table:formula="of:=ROUND([.T22];4)" office:value-type="percentage" office:value="0.4033" calcext:value-type="percentage">
            <text:p>40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float" office:value="0.789473684210526" calcext:value-type="float">
            <text:p>0.7894736842</text:p>
          </table:table-cell>
          <table:table-cell table:formula="of:=ROUND([.B23];4)" office:value-type="percentage" office:value="0.7895" calcext:value-type="percentage">
            <text:p>78.95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I17]/([.I17]+[.I18])" office:value-type="float" office:value="0.81578947368421" calcext:value-type="float">
            <text:p>0.8157894737</text:p>
          </table:table-cell>
          <table:table-cell table:style-name="ce41" table:formula="of:=ROUND([.H23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O17]/([.O17]+[.O18])" office:value-type="float" office:value="0.789473684210526" calcext:value-type="float">
            <text:p>0.7894736842</text:p>
          </table:table-cell>
          <table:table-cell table:style-name="ce41" table:formula="of:=ROUND([.N23];4)" office:value-type="percentage" office:value="0.7895" calcext:value-type="percentage">
            <text:p>78.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float" office:value="0.210526315789474" calcext:value-type="float">
            <text:p>0.2105263158</text:p>
          </table:table-cell>
          <table:table-cell table:formula="of:=ROUND([.B24];4)" office:value-type="percentage" office:value="0.2105" calcext:value-type="percentage">
            <text:p>21.05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I18]/([.I18]+[.I17])" office:value-type="float" office:value="0.184210526315789" calcext:value-type="float">
            <text:p>0.1842105263</text:p>
          </table:table-cell>
          <table:table-cell table:style-name="ce41" table:formula="of:=ROUND([.H24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O18]/([.O18]+[.O17])" office:value-type="float" office:value="0.210526315789474" calcext:value-type="float">
            <text:p>0.2105263158</text:p>
          </table:table-cell>
          <table:table-cell table:style-name="ce41" table:formula="of:=ROUND([.N24];4)" office:value-type="percentage" office:value="0.2105" calcext:value-type="percentage">
            <text:p>21.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float" office:value="0.189542483660131" calcext:value-type="float">
            <text:p>0.1895424837</text:p>
          </table:table-cell>
          <table:table-cell table:formula="of:=ROUND([.B25];4)" office:value-type="percentage" office:value="0.1895" calcext:value-type="percentage">
            <text:p>18.95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H26]" office:value-type="float" office:value="0.137254901960784" calcext:value-type="float">
            <text:p>0.137254902</text:p>
          </table:table-cell>
          <table:table-cell table:style-name="ce41" table:formula="of:=ROUND([.H25];4)" office:value-type="percentage" office:value="0.1373" calcext:value-type="percentage">
            <text:p>13.7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N26]" office:value-type="float" office:value="0.169934640522876" calcext:value-type="float">
            <text:p>0.1699346405</text:p>
          </table:table-cell>
          <table:table-cell table:style-name="ce41" table:formula="of:=ROUND([.N25];4)" office:value-type="percentage" office:value="0.1699" calcext:value-type="percentage">
            <text:p>16.9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float" office:value="0.810457516339869" calcext:value-type="float">
            <text:p>0.8104575163</text:p>
          </table:table-cell>
          <table:table-cell table:formula="of:=ROUND([.B26];4)" office:value-type="percentage" office:value="0.8105" calcext:value-type="percentage">
            <text:p>81.05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4" table:formula="of:=[.J18]/([.J18]+[.J17])" office:value-type="float" office:value="0.862745098039216" calcext:value-type="float">
            <text:p>0.862745098</text:p>
          </table:table-cell>
          <table:table-cell table:style-name="ce42" table:formula="of:=ROUND([.H26];4)" office:value-type="percentage" office:value="0.8627" calcext:value-type="percentage">
            <text:p>86.2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4" table:formula="of:=[.P18]/([.P18]+[.P17])" office:value-type="float" office:value="0.830065359477124" calcext:value-type="float">
            <text:p>0.8300653595</text:p>
          </table:table-cell>
          <table:table-cell table:style-name="ce42" table:formula="of:=ROUND([.N26];4)" office:value-type="percentage" office:value="0.8301" calcext:value-type="percentage">
            <text:p>83.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17" table:formula="of:=2*[.B22]*[.B23]/([.B22]+[.B23])" office:value-type="float" office:value="0.727272727272727" calcext:value-type="float">
            <text:p>0.7272727273</text:p>
          </table:table-cell>
          <table:table-cell table:style-name="ce45" table:formula="of:=ROUND([.B27];4)" office:value-type="percentage" office:value="0.7273" calcext:value-type="percentage">
            <text:p>72.73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H22]*[.H23]/([.H22]+[.H23])" office:value-type="float" office:value="0.779874213836478" calcext:value-type="float">
            <text:p>0.7798742138</text:p>
          </table:table-cell>
          <table:table-cell table:style-name="ce43" table:formula="of:=ROUND([.H27];4)" office:value-type="percentage" office:value="0.7799" calcext:value-type="percentage">
            <text:p>77.9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N22]*[.N23]/([.N22]+[.N23])" office:value-type="float" office:value="0.740740740740741" calcext:value-type="float">
            <text:p>0.7407407407</text:p>
          </table:table-cell>
          <table:table-cell table:style-name="ce43" table:formula="of:=ROUND([.N27];4)" office:value-type="percentage" office:value="0.7407" calcext:value-type="percentage">
            <text:p>74.07%</text:p>
          </table:table-cell>
          <table:table-cell table:number-columns-repeated="8"/>
        </table:table-row>
        <table:table-row table:style-name="ro1">
          <table:table-cell table:style-name="ce26"/>
          <table:table-cell table:style-name="Default"/>
          <table:table-cell table:style-name="ce44"/>
          <table:table-cell table:number-columns-repeated="3"/>
          <table:table-cell table:style-name="ce25"/>
          <table:table-cell/>
          <table:table-cell table:style-name="ce44"/>
          <table:table-cell table:number-columns-repeated="3"/>
          <table:table-cell table:style-name="ce26"/>
          <table:table-cell/>
          <table:table-cell table:style-name="ce44"/>
          <table:table-cell table:number-columns-repeated="8"/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 table:number-columns-repeated="6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7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8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9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0" calcext:value-type="float">
            <text:p>20</text:p>
          </table:table-cell>
          <table:table-cell table:style-name="ce33" table:formula="of:=SUM([.C31:.D31])" office:value-type="float" office:value="86" calcext:value-type="float">
            <text:p>86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1" calcext:value-type="float">
            <text:p>21</text:p>
          </table:table-cell>
          <table:table-cell table:style-name="ce33" table:formula="of:=SUM([.I31:.J31])" office:value-type="float" office:value="88" calcext:value-type="float">
            <text:p>88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5" calcext:value-type="float">
            <text:p>25</text:p>
          </table:table-cell>
          <table:table-cell table:style-name="ce33" table:formula="of:=SUM([.O31:.P3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3" calcext:value-type="float">
            <text:p>133</text:p>
          </table:table-cell>
          <table:table-cell table:style-name="ce33" table:formula="of:=SUM([.C32:.D32])" office:value-type="float" office:value="143" calcext:value-type="float">
            <text:p>143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" calcext:value-type="float">
            <text:p>132</text:p>
          </table:table-cell>
          <table:table-cell table:style-name="ce33" table:formula="of:=SUM([.I32:.J32])" office:value-type="float" office:value="141" calcext:value-type="float">
            <text:p>141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8" calcext:value-type="float">
            <text:p>128</text:p>
          </table:table-cell>
          <table:table-cell table:style-name="ce33" table:formula="of:=SUM([.O32:.P32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31:.C32])" office:value-type="float" office:value="76" calcext:value-type="float">
            <text:p>76</text:p>
          </table:table-cell>
          <table:table-cell table:style-name="ce47" table:formula="of:=SUM([.D31:.D32])" office:value-type="float" office:value="153" calcext:value-type="float">
            <text:p>153</text:p>
          </table:table-cell>
          <table:table-cell table:style-name="ce48" table:formula="of:=SUM([.E31:.E32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I31:.I32])" office:value-type="float" office:value="76" calcext:value-type="float">
            <text:p>76</text:p>
          </table:table-cell>
          <table:table-cell table:style-name="ce47" table:formula="of:=SUM([.J31:.J32])" office:value-type="float" office:value="153" calcext:value-type="float">
            <text:p>153</text:p>
          </table:table-cell>
          <table:table-cell table:style-name="ce48" table:formula="of:=SUM([.K31:.K32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O31:.O32])" office:value-type="float" office:value="76" calcext:value-type="float">
            <text:p>76</text:p>
          </table:table-cell>
          <table:table-cell table:style-name="ce47" table:formula="of:=SUM([.P31:.P32])" office:value-type="float" office:value="153" calcext:value-type="float">
            <text:p>153</text:p>
          </table:table-cell>
          <table:table-cell table:style-name="ce48" table:formula="of:=SUM([.Q31:.Q32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Propriedades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31]+[.D32])/([.E31]+[.E32])" office:value-type="float" office:value="0.868995633187773" calcext:value-type="float">
            <text:p>0.8689956332</text:p>
          </table:table-cell>
          <table:table-cell table:style-name="ce40" table:formula="of:=ROUND([.B35];4)" office:value-type="percentage" office:value="0.869" calcext:value-type="percentage">
            <text:p>86.9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I31]+[.J32])/([.K31]+[.K32])" office:value-type="float" office:value="0.868995633187773" calcext:value-type="float">
            <text:p>0.8689956332</text:p>
          </table:table-cell>
          <table:table-cell table:style-name="ce40" table:formula="of:=ROUND([.H35];4)" office:value-type="percentage" office:value="0.869" calcext:value-type="percentage">
            <text:p>86.9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O31]+[.P32])/([.Q31]+[.Q32])" office:value-type="float" office:value="0.834061135371179" calcext:value-type="float">
            <text:p>0.8340611354</text:p>
          </table:table-cell>
          <table:table-cell table:style-name="ce40" table:formula="of:=ROUND([.N35];4)" office:value-type="percentage" office:value="0.8341" calcext:value-type="percentage">
            <text:p>83.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float" office:value="0.767441860465116" calcext:value-type="float">
            <text:p>0.7674418605</text:p>
          </table:table-cell>
          <table:table-cell table:formula="of:=ROUND([.B36];4)" office:value-type="percentage" office:value="0.7674" calcext:value-type="percentage">
            <text:p>76.7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I31]/([.I31]+[.J31])" office:value-type="float" office:value="0.761363636363636" calcext:value-type="float">
            <text:p>0.7613636364</text:p>
          </table:table-cell>
          <table:table-cell table:style-name="ce41" table:formula="of:=ROUND([.H36];4)" office:value-type="percentage" office:value="0.7614" calcext:value-type="percentage">
            <text:p>76.1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O31]/([.O31]+[.P31])" office:value-type="float" office:value="0.715909090909091" calcext:value-type="float">
            <text:p>0.7159090909</text:p>
          </table:table-cell>
          <table:table-cell table:style-name="ce41" table:formula="of:=ROUND([.N36];4)" office:value-type="percentage" office:value="0.7159" calcext:value-type="percentage">
            <text:p>71.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float" office:value="0.868421052631579" calcext:value-type="float">
            <text:p>0.8684210526</text:p>
          </table:table-cell>
          <table:table-cell table:formula="of:=ROUND([.B37];4)" office:value-type="percentage" office:value="0.8684" calcext:value-type="percentage">
            <text:p>86.84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I31]/([.I31]+[.I32])" office:value-type="float" office:value="0.881578947368421" calcext:value-type="float">
            <text:p>0.8815789474</text:p>
          </table:table-cell>
          <table:table-cell table:style-name="ce41" table:formula="of:=ROUND([.H37];4)" office:value-type="percentage" office:value="0.8816" calcext:value-type="percentage">
            <text:p>88.16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O31]/([.O31]+[.O32])" office:value-type="float" office:value="0.828947368421053" calcext:value-type="float">
            <text:p>0.8289473684</text:p>
          </table:table-cell>
          <table:table-cell table:style-name="ce41" table:formula="of:=ROUND([.N37];4)" office:value-type="percentage" office:value="0.8289" calcext:value-type="percentage">
            <text:p>82.8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float" office:value="0.131578947368421" calcext:value-type="float">
            <text:p>0.1315789474</text:p>
          </table:table-cell>
          <table:table-cell table:formula="of:=ROUND([.B38];4)" office:value-type="percentage" office:value="0.1316" calcext:value-type="percentage">
            <text:p>13.16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I32]/([.I32]+[.I31])" office:value-type="float" office:value="0.118421052631579" calcext:value-type="float">
            <text:p>0.1184210526</text:p>
          </table:table-cell>
          <table:table-cell table:style-name="ce41" table:formula="of:=ROUND([.H38];4)" office:value-type="percentage" office:value="0.1184" calcext:value-type="percentage">
            <text:p>11.84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O32]/([.O32]+[.O31])" office:value-type="float" office:value="0.171052631578947" calcext:value-type="float">
            <text:p>0.1710526316</text:p>
          </table:table-cell>
          <table:table-cell table:style-name="ce41" table:formula="of:=ROUND([.N38];4)" office:value-type="percentage" office:value="0.1711" calcext:value-type="percentage">
            <text:p>17.1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float" office:value="0.130718954248366" calcext:value-type="float">
            <text:p>0.1307189542</text:p>
          </table:table-cell>
          <table:table-cell table:formula="of:=ROUND([.B39];4)" office:value-type="percentage" office:value="0.1307" calcext:value-type="percentage">
            <text:p>13.07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H40]" office:value-type="float" office:value="0.137254901960784" calcext:value-type="float">
            <text:p>0.137254902</text:p>
          </table:table-cell>
          <table:table-cell table:style-name="ce41" table:formula="of:=ROUND([.H39];4)" office:value-type="percentage" office:value="0.1373" calcext:value-type="percentage">
            <text:p>13.7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N40]" office:value-type="float" office:value="0.163398692810458" calcext:value-type="float">
            <text:p>0.1633986928</text:p>
          </table:table-cell>
          <table:table-cell table:style-name="ce41" table:formula="of:=ROUND([.N39];4)" office:value-type="percentage" office:value="0.1634" calcext:value-type="percentage">
            <text:p>16.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6" table:formula="of:=[.D32]/([.D32]+[.D31])" office:value-type="float" office:value="0.869281045751634" calcext:value-type="float">
            <text:p>0.8692810458</text:p>
          </table:table-cell>
          <table:table-cell table:formula="of:=ROUND([.B40];4)" office:value-type="percentage" office:value="0.8693" calcext:value-type="percentage">
            <text:p>86.93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3" table:formula="of:=[.J32]/([.J32]+[.J31])" office:value-type="float" office:value="0.862745098039216" calcext:value-type="float">
            <text:p>0.862745098</text:p>
          </table:table-cell>
          <table:table-cell table:style-name="ce42" table:formula="of:=ROUND([.H40];4)" office:value-type="percentage" office:value="0.8627" calcext:value-type="percentage">
            <text:p>86.2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4" table:formula="of:=[.P32]/([.P32]+[.P31])" office:value-type="float" office:value="0.836601307189543" calcext:value-type="float">
            <text:p>0.8366013072</text:p>
          </table:table-cell>
          <table:table-cell table:style-name="ce42" table:formula="of:=ROUND([.N40];4)" office:value-type="percentage" office:value="0.8366" calcext:value-type="percentage">
            <text:p>83.6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7" table:formula="of:=2*[.B36]*[.B37]/([.B36]+[.B37])" office:value-type="float" office:value="0.814814814814815" calcext:value-type="float">
            <text:p>0.8148148148</text:p>
          </table:table-cell>
          <table:table-cell table:style-name="ce45" table:formula="of:=ROUND([.B41];4)" office:value-type="percentage" office:value="0.8148" calcext:value-type="percentage">
            <text:p>81.48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17" table:formula="of:=2*[.H36]*[.H37]/([.H36]+[.H37])" office:value-type="float" office:value="0.817073170731707" calcext:value-type="float">
            <text:p>0.8170731707</text:p>
          </table:table-cell>
          <table:table-cell table:style-name="ce43" table:formula="of:=ROUND([.H41];4)" office:value-type="percentage" office:value="0.8171" calcext:value-type="percentage">
            <text:p>81.7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N36]*[.N37]/([.N36]+[.N37])" office:value-type="float" office:value="0.768292682926829" calcext:value-type="float">
            <text:p>0.7682926829</text:p>
          </table:table-cell>
          <table:table-cell table:style-name="ce43" table:formula="of:=ROUND([.N41];4)" office:value-type="percentage" office:value="0.7683" calcext:value-type="percentage">
            <text:p>76.83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10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5" calcext:value-type="float">
            <text:p>25</text:p>
          </table:table-cell>
          <table:table-cell table:style-name="ce33" table:formula="of:=SUM([.C45:.D45])"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4" calcext:value-type="float">
            <text:p>134</text:p>
          </table:table-cell>
          <table:table-cell table:style-name="ce33" table:formula="of:=SUM([.C46:.D46])" office:value-type="float" office:value="146" calcext:value-type="float">
            <text:p>146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45:.C46])" office:value-type="float" office:value="84" calcext:value-type="float">
            <text:p>84</text:p>
          </table:table-cell>
          <table:table-cell table:style-name="ce47" table:formula="of:=SUM([.D45:.D46])" office:value-type="float" office:value="159" calcext:value-type="float">
            <text:p>159</text:p>
          </table:table-cell>
          <table:table-cell table:style-name="ce48" table:formula="of:=SUM([.E45:.E46])" office:value-type="float" office:value="243" calcext:value-type="float">
            <text:p>24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45]+[.D46])/([.E45]+[.E46])" office:value-type="float" office:value="0.847736625514403" calcext:value-type="float">
            <text:p>0.8477366255</text:p>
          </table:table-cell>
          <table:table-cell table:style-name="ce40" table:formula="of:=ROUND([.B49];4)" office:value-type="percentage" office:value="0.8477" calcext:value-type="percentage">
            <text:p>84.77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float" office:value="0.742268041237113" calcext:value-type="float">
            <text:p>0.7422680412</text:p>
          </table:table-cell>
          <table:table-cell table:formula="of:=ROUND([.B50];4)" office:value-type="percentage" office:value="0.7423" calcext:value-type="percentage">
            <text:p>74.23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float" office:value="0.857142857142857" calcext:value-type="float">
            <text:p>0.8571428571</text:p>
          </table:table-cell>
          <table:table-cell table:formula="of:=ROUND([.B51];4)" office:value-type="percentage" office:value="0.8571" calcext:value-type="percentage">
            <text:p>85.71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float" office:value="0.142857142857143" calcext:value-type="float">
            <text:p>0.1428571429</text:p>
          </table:table-cell>
          <table:table-cell table:formula="of:=ROUND([.B52];4)" office:value-type="percentage" office:value="0.1429" calcext:value-type="percentage">
            <text:p>14.29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float" office:value="0.157232704402516" calcext:value-type="float">
            <text:p>0.1572327044</text:p>
          </table:table-cell>
          <table:table-cell table:formula="of:=ROUND([.B53];4)" office:value-type="percentage" office:value="0.1572" calcext:value-type="percentage">
            <text:p>15.72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4" table:formula="of:=[.D46]/([.D46]+[.D45])" office:value-type="float" office:value="0.842767295597484" calcext:value-type="float">
            <text:p>0.8427672956</text:p>
          </table:table-cell>
          <table:table-cell table:style-name="ce42" table:formula="of:=ROUND([.B54];4)" office:value-type="percentage" office:value="0.8428" calcext:value-type="percentage">
            <text:p>84.28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8" table:formula="of:=2*[.B50]*[.B51]/([.B50]+[.B51])" office:value-type="float" office:value="0.795580110497237" calcext:value-type="float">
            <text:p>0.7955801105</text:p>
          </table:table-cell>
          <table:table-cell table:style-name="ce43" table:formula="of:=ROUND([.B55];4)" office:value-type="percentage" office:value="0.7956" calcext:value-type="percentage">
            <text:p>79.56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09:44:49.768928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8T10:18:33.098598231</dc:date>
    <meta:editing-duration>PT1H36M51S</meta:editing-duration>
    <meta:editing-cycles>28</meta:editing-cycles>
    <meta:document-statistic meta:table-count="2" meta:cell-count="560" meta:object-count="0"/>
  </office:meta>
</office:document-meta>
</file>